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54936" officeooo:paragraph-rsid="00154936"/>
    </style:style>
    <style:style style:name="P2" style:family="paragraph" style:parent-style-name="Standard">
      <style:text-properties officeooo:paragraph-rsid="00154936"/>
    </style:style>
    <style:style style:name="P3" style:family="paragraph" style:parent-style-name="Standard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171918" officeooo:paragraph-rsid="002cb168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ad705" officeooo:paragraph-rsid="002bcb9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2ad705" officeooo:paragraph-rsid="002e759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2cb168" officeooo:paragraph-rsid="002cb168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2cb168" officeooo:paragraph-rsid="002e759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bold" officeooo:rsid="002ad705" officeooo:paragraph-rsid="002ad705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2ad705" officeooo:paragraph-rsid="002cb168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weight="bold" officeooo:rsid="00154936" officeooo:paragraph-rsid="00154936" style:font-weight-asian="bold" style:font-weight-complex="bold"/>
    </style:style>
    <style:style style:name="P13" style:family="paragraph" style:parent-style-name="Standard">
      <style:text-properties officeooo:paragraph-rsid="002bcb9b"/>
    </style:style>
    <style:style style:name="P14" style:family="paragraph" style:parent-style-name="Standard">
      <style:text-properties fo:font-style="italic" fo:font-weight="bold" officeooo:paragraph-rsid="00154936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2cb168" officeooo:paragraph-rsid="002cb168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fo:font-weight="bold" officeooo:rsid="00154936" officeooo:paragraph-rsid="002cb168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font-style="italic" fo:font-weight="bold" officeooo:paragraph-rsid="00404760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font-style="italic" fo:font-weight="normal" officeooo:rsid="002cb168" officeooo:paragraph-rsid="002cb168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officeooo:paragraph-rsid="002cb168"/>
    </style:style>
    <style:style style:name="P20" style:family="paragraph" style:parent-style-name="Preformatted_20_Text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21" style:family="paragraph" style:parent-style-name="Preformatted_20_Text">
      <style:text-properties officeooo:paragraph-rsid="002b97a4"/>
    </style:style>
    <style:style style:name="P22" style:family="paragraph" style:parent-style-name="Preformatted_20_Text">
      <style:text-properties officeooo:rsid="002b97a4" officeooo:paragraph-rsid="002b97a4"/>
    </style:style>
    <style:style style:name="P23" style:family="paragraph" style:parent-style-name="Preformatted_20_Text">
      <style:text-properties officeooo:rsid="002e759f" officeooo:paragraph-rsid="002e759f"/>
    </style:style>
    <style:style style:name="P24" style:family="paragraph" style:parent-style-name="Standard" style:list-style-name="L1">
      <style:text-properties fo:font-style="normal" fo:font-weight="normal" officeooo:rsid="002bcb9b" officeooo:paragraph-rsid="002bcb9b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text-properties fo:font-style="normal" fo:font-weight="normal" officeooo:rsid="002cb168" officeooo:paragraph-rsid="002cb168" style:font-style-asian="normal" style:font-weight-asian="normal" style:font-style-complex="normal" style:font-weight-complex="normal"/>
    </style:style>
    <style:style style:name="P26" style:family="paragraph" style:parent-style-name="Standard" style:list-style-name="L4">
      <style:text-properties fo:font-style="normal" fo:font-weight="normal" officeooo:paragraph-rsid="001a3759" style:font-style-asian="normal" style:font-weight-asian="normal" style:font-style-complex="normal" style:font-weight-complex="normal"/>
    </style:style>
    <style:style style:name="P27" style:family="paragraph" style:parent-style-name="Standard" style:list-style-name="L4">
      <style:text-properties fo:font-style="normal" fo:font-weight="normal" officeooo:rsid="00171918" officeooo:paragraph-rsid="00171918" style:font-style-asian="normal" style:font-weight-asian="normal" style:font-style-complex="normal" style:font-weight-complex="normal"/>
    </style:style>
    <style:style style:name="P28" style:family="paragraph" style:parent-style-name="Standard" style:list-style-name="L5">
      <style:text-properties fo:font-style="normal" fo:font-weight="normal" officeooo:rsid="002e759f" officeooo:paragraph-rsid="002e759f" style:font-style-asian="normal" style:font-weight-asian="normal" style:font-style-complex="normal" style:font-weight-complex="normal"/>
    </style:style>
    <style:style style:name="P29" style:family="paragraph" style:parent-style-name="Standard" style:list-style-name="L5">
      <style:text-properties fo:font-style="normal" fo:font-weight="normal" officeooo:rsid="002e759f" officeooo:paragraph-rsid="003183ca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text-properties fo:font-style="normal" fo:font-weight="normal" officeooo:rsid="002e759f" officeooo:paragraph-rsid="0037d707" style:font-style-asian="normal" style:font-weight-asian="normal" style:font-style-complex="normal" style:font-weight-complex="normal"/>
    </style:style>
    <style:style style:name="P31" style:family="paragraph" style:parent-style-name="Standard" style:list-style-name="L5">
      <style:text-properties fo:font-style="normal" fo:font-weight="normal" officeooo:rsid="002e759f" officeooo:paragraph-rsid="003677dd" style:font-style-asian="normal" style:font-weight-asian="normal" style:font-style-complex="normal" style:font-weight-complex="normal"/>
    </style:style>
    <style:style style:name="P32" style:family="paragraph" style:parent-style-name="Standard" style:list-style-name="L5">
      <style:text-properties fo:font-style="normal" fo:font-weight="normal" officeooo:rsid="002e759f" officeooo:paragraph-rsid="003d968e" style:font-style-asian="normal" style:font-weight-asian="normal" style:font-style-complex="normal" style:font-weight-complex="normal"/>
    </style:style>
    <style:style style:name="P33" style:family="paragraph" style:parent-style-name="Standard" style:list-style-name="L5">
      <style:text-properties fo:font-style="normal" fo:font-weight="normal" officeooo:rsid="002e759f" officeooo:paragraph-rsid="0032ba4b" style:font-style-asian="normal" style:font-weight-asian="normal" style:font-style-complex="normal" style:font-weight-complex="normal"/>
    </style:style>
    <style:style style:name="P34" style:family="paragraph" style:parent-style-name="Standard" style:list-style-name="L5">
      <style:text-properties fo:font-style="normal" fo:font-weight="normal" officeooo:rsid="002e759f" officeooo:paragraph-rsid="003a2c48" style:font-style-asian="normal" style:font-weight-asian="normal" style:font-style-complex="normal" style:font-weight-complex="normal"/>
    </style:style>
    <style:style style:name="P35" style:family="paragraph" style:parent-style-name="Standard" style:list-style-name="L5">
      <style:text-properties fo:font-style="normal" fo:font-weight="normal" officeooo:rsid="0037d707" officeooo:paragraph-rsid="003d968e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text-properties fo:font-style="normal" fo:font-weight="normal" officeooo:rsid="0037d707" officeooo:paragraph-rsid="0037d707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text-properties fo:font-style="normal" fo:font-weight="normal" officeooo:rsid="004317e6" officeooo:paragraph-rsid="004317e6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text-properties fo:font-style="normal" fo:font-weight="normal" officeooo:rsid="004317e6" officeooo:paragraph-rsid="0043bf05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text-properties fo:font-style="normal" fo:font-weight="normal" officeooo:rsid="0043bf05" officeooo:paragraph-rsid="0043bf05" style:font-style-asian="normal" style:font-weight-asian="normal" style:font-style-complex="normal" style:font-weight-complex="normal"/>
    </style:style>
    <style:style style:name="P40" style:family="paragraph" style:parent-style-name="Standard" style:list-style-name="L5">
      <style:text-properties fo:font-style="normal" fo:font-weight="normal" officeooo:rsid="0044008d" officeooo:paragraph-rsid="0044008d" style:font-style-asian="normal" style:font-weight-asian="normal" style:font-style-complex="normal" style:font-weight-complex="normal"/>
    </style:style>
    <style:style style:name="P41" style:family="paragraph" style:parent-style-name="Standard" style:list-style-name="L5">
      <style:text-properties fo:font-style="normal" fo:font-weight="normal" officeooo:rsid="0044008d" officeooo:paragraph-rsid="004583d0" style:font-style-asian="normal" style:font-weight-asian="normal" style:font-style-complex="normal" style:font-weight-complex="normal"/>
    </style:style>
    <style:style style:name="P42" style:family="paragraph" style:parent-style-name="Standard" style:list-style-name="L5">
      <style:text-properties fo:font-style="normal" fo:font-weight="normal" officeooo:rsid="003d968e" officeooo:paragraph-rsid="003e7715" style:font-style-asian="normal" style:font-weight-asian="normal" style:font-style-complex="normal" style:font-weight-complex="normal"/>
    </style:style>
    <style:style style:name="P43" style:family="paragraph" style:parent-style-name="Standard" style:list-style-name="L3">
      <style:text-properties fo:font-style="normal" officeooo:rsid="0019b883" officeooo:paragraph-rsid="0019b883" style:font-style-asian="normal" style:font-style-complex="normal"/>
    </style:style>
    <style:style style:name="P44" style:family="paragraph" style:parent-style-name="Standard" style:list-style-name="L1">
      <style:text-properties officeooo:rsid="002bcb9b" officeooo:paragraph-rsid="002bcb9b"/>
    </style:style>
    <style:style style:name="P45" style:family="paragraph" style:parent-style-name="Standard">
      <style:text-properties fo:font-style="italic" fo:font-weight="normal" officeooo:rsid="002cb168" officeooo:paragraph-rsid="00404760" style:font-style-asian="italic" style:font-weight-asian="normal" style:font-style-complex="italic" style:font-weight-complex="normal"/>
    </style:style>
    <style:style style:name="P46" style:family="paragraph" style:parent-style-name="Standard" style:list-style-name="L5">
      <style:text-properties fo:font-style="italic" fo:font-weight="bold" officeooo:rsid="003d968e" officeooo:paragraph-rsid="003d968e" style:font-style-asian="italic" style:font-weight-asian="bold" style:font-style-complex="italic" style:font-weight-complex="bold"/>
    </style:style>
    <style:style style:name="P47" style:family="paragraph" style:parent-style-name="Standard" style:list-style-name="L2">
      <style:text-properties officeooo:paragraph-rsid="0045dae9"/>
    </style:style>
    <style:style style:name="P48" style:family="paragraph" style:parent-style-name="Standard" style:list-style-name="L2">
      <style:text-properties officeooo:rsid="00154936" officeooo:paragraph-rsid="00154936"/>
    </style:style>
    <style:style style:name="P49" style:family="paragraph" style:parent-style-name="Standard" style:list-style-name="L2">
      <style:text-properties officeooo:rsid="00154936" officeooo:paragraph-rsid="00404760"/>
    </style:style>
    <style:style style:name="P50" style:family="paragraph" style:parent-style-name="Standard" style:list-style-name="L3">
      <style:text-properties officeooo:rsid="00154936" officeooo:paragraph-rsid="00154936"/>
    </style:style>
    <style:style style:name="P51" style:family="paragraph" style:parent-style-name="Standard" style:list-style-name="L2">
      <style:text-properties officeooo:rsid="00404760" officeooo:paragraph-rsid="00404760"/>
    </style:style>
    <style:style style:name="P52" style:family="paragraph" style:parent-style-name="Standard" style:list-style-name="L3">
      <style:text-properties officeooo:paragraph-rsid="00154936"/>
    </style:style>
    <style:style style:name="P53" style:family="paragraph" style:parent-style-name="Standard" style:list-style-name="L3">
      <style:text-properties officeooo:paragraph-rsid="001572c4"/>
    </style:style>
    <style:style style:name="P54" style:family="paragraph" style:parent-style-name="Standard" style:list-style-name="L3">
      <style:text-properties officeooo:paragraph-rsid="0017c8fa"/>
    </style:style>
    <style:style style:name="P55" style:family="paragraph" style:parent-style-name="Standard" style:list-style-name="L3">
      <style:text-properties officeooo:paragraph-rsid="00171918"/>
    </style:style>
    <style:style style:name="P56" style:family="paragraph" style:parent-style-name="Standard" style:list-style-name="L3">
      <style:text-properties officeooo:paragraph-rsid="0019b883"/>
    </style:style>
    <style:style style:name="P57" style:family="paragraph" style:parent-style-name="Standard" style:list-style-name="L3">
      <style:text-properties officeooo:paragraph-rsid="001c4945"/>
    </style:style>
    <style:style style:name="P58" style:family="paragraph" style:parent-style-name="Standard" style:list-style-name="L3">
      <style:text-properties officeooo:rsid="001f210b" officeooo:paragraph-rsid="001f210b"/>
    </style:style>
    <style:style style:name="P59" style:family="paragraph" style:parent-style-name="Standard" style:list-style-name="L3">
      <style:text-properties officeooo:rsid="001572c4" officeooo:paragraph-rsid="001572c4"/>
    </style:style>
    <style:style style:name="P60" style:family="paragraph" style:parent-style-name="Standard" style:list-style-name="L3">
      <style:text-properties officeooo:rsid="001572c4" officeooo:paragraph-rsid="0023e827"/>
    </style:style>
    <style:style style:name="P61" style:family="paragraph" style:parent-style-name="Standard" style:list-style-name="L3">
      <style:text-properties officeooo:rsid="001572c4" officeooo:paragraph-rsid="001c4945"/>
    </style:style>
    <style:style style:name="P62" style:family="paragraph" style:parent-style-name="Standard" style:list-style-name="L3">
      <style:text-properties officeooo:rsid="001b4b35" officeooo:paragraph-rsid="001b4b35"/>
    </style:style>
    <style:style style:name="P63" style:family="paragraph" style:parent-style-name="Standard" style:list-style-name="L3">
      <style:text-properties officeooo:rsid="001b4b35" officeooo:paragraph-rsid="001c4945"/>
    </style:style>
    <style:style style:name="P64" style:family="paragraph" style:parent-style-name="Standard" style:list-style-name="L3">
      <style:text-properties officeooo:rsid="00171918" officeooo:paragraph-rsid="00171918"/>
    </style:style>
    <style:style style:name="P65" style:family="paragraph" style:parent-style-name="Standard" style:list-style-name="L3">
      <style:text-properties officeooo:rsid="0019b883" officeooo:paragraph-rsid="0019b883"/>
    </style:style>
    <style:style style:name="P66" style:family="paragraph" style:parent-style-name="Standard" style:list-style-name="L5">
      <style:text-properties officeooo:paragraph-rsid="004317e6"/>
    </style:style>
    <style:style style:name="P67" style:family="paragraph" style:parent-style-name="Standard" style:list-style-name="L2">
      <style:text-properties officeooo:rsid="0044cd31" officeooo:paragraph-rsid="0044cd31"/>
    </style:style>
    <style:style style:name="P68" style:family="paragraph" style:parent-style-name="Standard" style:list-style-name="L5">
      <style:paragraph-properties fo:margin-top="0cm" fo:margin-bottom="0.199cm" style:contextual-spacing="false"/>
      <style:text-properties fo:font-style="normal" fo:font-weight="normal" officeooo:rsid="003d968e" officeooo:paragraph-rsid="003e7715" style:font-style-asian="normal" style:font-weight-asian="normal" style:font-style-complex="normal" style:font-weight-complex="normal"/>
    </style:style>
    <style:style style:name="T1" style:family="text">
      <style:text-properties officeooo:rsid="00154936"/>
    </style:style>
    <style:style style:name="T2" style:family="text">
      <style:text-properties officeooo:rsid="001572c4"/>
    </style:style>
    <style:style style:name="T3" style:family="text">
      <style:text-properties officeooo:rsid="00171918"/>
    </style:style>
    <style:style style:name="T4" style:family="text">
      <style:text-properties fo:font-style="italic" fo:font-weight="normal" officeooo:rsid="002cb168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54936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71918" style:font-style-asian="italic" style:font-weight-asian="normal" style:font-style-complex="italic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2ba4b" style:font-style-asian="italic" style:font-style-complex="italic"/>
    </style:style>
    <style:style style:name="T9" style:family="text">
      <style:text-properties fo:font-style="italic" officeooo:rsid="00348fe3" style:font-style-asian="italic" style:font-style-complex="italic"/>
    </style:style>
    <style:style style:name="T10" style:family="text">
      <style:text-properties fo:font-style="italic" officeooo:rsid="003c053f" style:font-style-asian="italic" style:font-style-complex="italic"/>
    </style:style>
    <style:style style:name="T11" style:family="text">
      <style:text-properties fo:font-style="italic" officeooo:rsid="003d968e" style:font-style-asian="italic" style:font-style-complex="italic"/>
    </style:style>
    <style:style style:name="T12" style:family="text">
      <style:text-properties fo:font-style="italic" fo:font-weight="bold" officeooo:rsid="003c053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4583d0" style:font-style-asian="italic" style:font-weight-asian="bold" style:font-style-complex="italic" style:font-weight-complex="bold"/>
    </style:style>
    <style:style style:name="T14" style:family="text">
      <style:text-properties officeooo:rsid="0017c8fa"/>
    </style:style>
    <style:style style:name="T15" style:family="text">
      <style:text-properties officeooo:rsid="0019b883"/>
    </style:style>
    <style:style style:name="T16" style:family="text">
      <style:text-properties officeooo:rsid="001b894a"/>
    </style:style>
    <style:style style:name="T17" style:family="text">
      <style:text-properties officeooo:rsid="001c4945"/>
    </style:style>
    <style:style style:name="T18" style:family="text">
      <style:text-properties officeooo:rsid="001d5b94"/>
    </style:style>
    <style:style style:name="T19" style:family="text">
      <style:text-properties officeooo:rsid="00210ebe"/>
    </style:style>
    <style:style style:name="T20" style:family="text">
      <style:text-properties officeooo:rsid="00224239"/>
    </style:style>
    <style:style style:name="T21" style:family="text">
      <style:text-properties officeooo:rsid="00256b7b"/>
    </style:style>
    <style:style style:name="T22" style:family="text">
      <style:text-properties officeooo:rsid="002ad705"/>
    </style:style>
    <style:style style:name="T23" style:family="text">
      <style:text-properties officeooo:rsid="002b97a4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ad705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cb168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404760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4317e6" style:font-style-asian="normal" style:font-weight-asian="normal" style:font-style-complex="normal" style:font-weight-complex="normal"/>
    </style:style>
    <style:style style:name="T29" style:family="text">
      <style:text-properties style:font-name="Liberation Mono" fo:font-size="10pt" style:font-name-asian="Noto Sans Mono CJK JP" style:font-size-asian="10pt" style:font-name-complex="Liberation Mono" style:font-size-complex="10pt"/>
    </style:style>
    <style:style style:name="T30" style:family="text">
      <style:text-properties style:font-name="Liberation Mono" fo:font-size="10pt" officeooo:rsid="002b97a4" style:font-name-asian="Noto Sans Mono CJK JP" style:font-size-asian="10pt" style:font-name-complex="Liberation Mono" style:font-size-complex="10pt"/>
    </style:style>
    <style:style style:name="T31" style:family="text">
      <style:text-properties style:font-name="Liberation Mono" fo:font-size="10pt" officeooo:rsid="002e759f" style:font-name-asian="Noto Sans Mono CJK JP" style:font-size-asian="10pt" style:font-name-complex="Liberation Mono" style:font-size-complex="10pt"/>
    </style:style>
    <style:style style:name="T32" style:family="text">
      <style:text-properties officeooo:rsid="002bcb9b"/>
    </style:style>
    <style:style style:name="T33" style:family="text">
      <style:text-properties officeooo:rsid="001a3759"/>
    </style:style>
    <style:style style:name="T34" style:family="text">
      <style:text-properties officeooo:rsid="002e759f"/>
    </style:style>
    <style:style style:name="T35" style:family="text">
      <style:text-properties officeooo:rsid="003183ca"/>
    </style:style>
    <style:style style:name="T36" style:family="text">
      <style:text-properties officeooo:rsid="00348fe3"/>
    </style:style>
    <style:style style:name="T37" style:family="text">
      <style:text-properties officeooo:rsid="003677dd"/>
    </style:style>
    <style:style style:name="T38" style:family="text">
      <style:text-properties officeooo:rsid="0037d707"/>
    </style:style>
    <style:style style:name="T39" style:family="text">
      <style:text-properties officeooo:rsid="003867d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3a2c48"/>
    </style:style>
    <style:style style:name="T42" style:family="text">
      <style:text-properties officeooo:rsid="003c053f"/>
    </style:style>
    <style:style style:name="T43" style:family="text">
      <style:text-properties officeooo:rsid="003d968e"/>
    </style:style>
    <style:style style:name="T44" style:family="text">
      <style:text-properties officeooo:rsid="003e7715"/>
    </style:style>
    <style:style style:name="T45" style:family="text">
      <style:text-properties officeooo:rsid="00404760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404760" style:font-weight-asian="normal" style:font-weight-complex="normal"/>
    </style:style>
    <style:style style:name="T48" style:family="text">
      <style:text-properties officeooo:rsid="004317e6"/>
    </style:style>
    <style:style style:name="T49" style:family="text">
      <style:text-properties officeooo:rsid="0043bf05"/>
    </style:style>
    <style:style style:name="T50" style:family="text">
      <style:text-properties officeooo:rsid="0044008d"/>
    </style:style>
    <style:style style:name="T51" style:family="text">
      <style:text-properties officeooo:rsid="0044cd31"/>
    </style:style>
    <style:style style:name="T52" style:family="text">
      <style:text-properties officeooo:rsid="004583d0"/>
    </style:style>
    <style:style style:name="T53" style:family="text">
      <style:text-properties officeooo:rsid="0045dae9"/>
    </style:style>
    <style:style style:name="T54" style:family="text">
      <style:text-properties officeooo:rsid="004653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movi file format</text:p>
      <text:p text:style-name="P5"><text:span text:style-name="T23">Files written with the jamovi file format (.omv) are ZIP archives that contain a number of files (described below). </text:span><text:span text:style-name="T32">Those are either:</text:span></text:p>
      <text:list xml:id="list922936695" text:style-name="L1">
        <text:list-item>
          <text:p text:style-name="P24">text files with basic information about the file format (META-INF/MANIFEST.MF);</text:p>
        </text:list-item>
        <text:list-item>
          <text:p text:style-name="P24">json-formatted text files with structured information about the data (e.g., types, data format, etc. for the different columns in the data file, value labels, etc.);</text:p>
        </text:list-item>
        <text:list-item>
          <text:p text:style-name="P24">binary files containing data (data.bin, strings.bin);</text:p>
        </text:list-item>
        <text:list-item>
          <text:p text:style-name="P25">HTML-file with the current state of the output (index.html);</text:p>
        </text:list-item>
        <text:list-item>
          <text:p text:style-name="P44"><text:span text:style-name="T24">binary files that store R</text:span><text:span text:style-name="T26">P</text:span><text:span text:style-name="T24">rotBuf-information for the analyses (e.g., 02 descriptives/analysis); </text:span><text:span text:style-name="T26">or</text:span></text:p>
        </text:list-item>
        <text:list-item>
          <text:p text:style-name="P44"><text:span text:style-name="T24">resource files for the analyses (png-files of graphical outputs / plots; e.g., <text:s/>02 descriptives/ressources/….</text:span><text:span text:style-name="T26">png)</text:span></text:p>
        </text:list-item>
      </text:list>
      <text:p text:style-name="P13"/>
      <text:p text:style-name="P17"><text:span text:style-name="T45">meta </text:span><text:span text:style-name="T27">(</text:span><text:span text:style-name="T47">in older versions: </text:span>META-INF/MANIFEST.MF<text:span text:style-name="T24">;</text:span><text:span text:style-name="T46"> </text:span><text:span text:style-name="T47">currently [1.8, 2.0] two files with the same content</text:span><text:span text:style-name="T27">)</text:span></text:p>
      <text:p text:style-name="P45">contains meta-information about the format of the current file; since version 1.x.x, these values are as follows:</text:p>
      <text:list xml:id="list2291774361" text:style-name="L2">
        <text:list-item>
          <text:p text:style-name="P48">Manifest-Version: 1.0</text:p>
        </text:list-item>
        <text:list-item>
          <text:p text:style-name="P48">Data-Archive-Version: 1.0.2</text:p>
        </text:list-item>
        <text:list-item>
          <text:p text:style-name="P49">jamovi-Archive-Version:</text:p>
          <text:list>
            <text:list-item>
              <text:p text:style-name="P49">8.<text:span text:style-name="T45">x:</text:span> <text:span text:style-name="T45"><text:s/>jamovi 1.2</text:span></text:p>
            </text:list-item>
            <text:list-item>
              <text:p text:style-name="P47"><text:span text:style-name="T45">9.x: jamovi 1.6 </text:span><text:span text:style-name="T51">(if there are no </text:span>output columns <text:span text:style-name="T51">created by analyses </text:span><text:span text:style-name="T53">for </text:span><text:span text:style-name="T45">1.8 </text:span><text:span text:style-name="T53">too</text:span><text:span text:style-name="T51">)</text:span></text:p>
            </text:list-item>
            <text:list-item>
              <text:p text:style-name="P67">10.x: jamovi 1.8 (if there are output columns created by analyses, e.g., residuals)</text:p>
            </text:list-item>
            <text:list-item>
              <text:p text:style-name="P51">11.x: jamovi 2.0</text:p>
            </text:list-item>
          </text:list>
        </text:list-item>
        <text:list-item>
          <text:p text:style-name="P48">Created-By: jamovi <text:span text:style-name="T53">2</text:span>.0.0.0 <text:span text:style-name="T53">(</text:span><text:span text:style-name="T54">jamovi version with which the file was written)</text:span></text:p>
        </text:list-item>
      </text:list>
      <text:p text:style-name="P1"/>
      <text:p text:style-name="P16">metadata.json</text:p>
      <text:p text:style-name="P19"><text:span text:style-name="T4">contains meta-information about the data set in JSON-format</text:span><text:span text:style-name="T5"> </text:span><text:span text:style-name="T4">with the </text:span><text:span text:style-name="T6">top-level name dataSet.</text:span></text:p>
      <text:list xml:id="list3211645428" text:style-name="L3">
        <text:list-item>
          <text:p text:style-name="P50">rowCount: number of rows in the data set</text:p>
        </text:list-item>
        <text:list-item>
          <text:p text:style-name="P50">columnCount: number of rows in the data set</text:p>
        </text:list-item>
        <text:list-item>
          <text:p text:style-name="P50">removedRows <text:span text:style-name="T20">(default: empty)</text:span></text:p>
          <text:list>
            <text:list-item>
              <text:p text:style-name="P58">index: line where lines where removed (after this line)</text:p>
            </text:list-item>
            <text:list-item>
              <text:p text:style-name="P58">count: number of removed lines</text:p>
            </text:list-item>
          </text:list>
        </text:list-item>
        <text:list-item>
          <text:p text:style-name="P52"><text:span text:style-name="T3">a</text:span><text:span text:style-name="T1">ddedRows</text:span></text:p>
          <text:list>
            <text:list-item>
              <text:p text:style-name="P52">?</text:p>
            </text:list-item>
          </text:list>
        </text:list-item>
        <text:list-item>
          <text:p text:style-name="P50">fields: contains description for every data column (one field per column)</text:p>
          <text:list>
            <text:list-item>
              <text:p text:style-name="P53">name: <text:span text:style-name="T2">column name</text:span></text:p>
            </text:list-item>
            <text:list-item>
              <text:p text:style-name="P53">id: <text:span text:style-name="T19">column id (numerical; could default to the column number)</text:span></text:p>
            </text:list-item>
            <text:list-item>
              <text:p text:style-name="P53">columnType: <text:span text:style-name="T2">type of data contained in the column</text:span></text:p>
              <text:list>
                <text:list-item>
                  <text:p text:style-name="P59">Data <text:span text:style-name="T19">(default)</text:span></text:p>
                </text:list-item>
                <text:list-item>
                  <text:p text:style-name="P43">Computed</text:p>
                </text:list-item>
                <text:list-item>
                  <text:p text:style-name="P43">Recoded</text:p>
                </text:list-item>
                <text:list-item>
                  <text:p text:style-name="P59">Filter</text:p>
                </text:list-item>
              </text:list>
            </text:list-item>
            <text:list-item>
              <text:p text:style-name="P53"><text:span text:style-name="T16">d</text:span>ataType</text:p>
              <text:list>
                <text:list-item>
                  <text:p text:style-name="P60">Integer <text:span text:style-name="T19">(default)</text:span></text:p>
                </text:list-item>
                <text:list-item>
                  <text:p text:style-name="P59">Decimal </text:p>
                </text:list-item>
                <text:list-item>
                  <text:p text:style-name="P59">Text</text:p>
                </text:list-item>
              </text:list>
            </text:list-item>
            <text:list-item>
              <text:p text:style-name="P53">measureType</text:p>
              <text:list>
                <text:list-item>
                  <text:p text:style-name="P59">ID</text:p>
                </text:list-item>
                <text:list-item>
                  <text:p text:style-name="P60">Nominal <text:span text:style-name="T19">(default)</text:span></text:p>
                </text:list-item>
                <text:list-item>
                  <text:p text:style-name="P59">Ordinal</text:p>
                </text:list-item>
                <text:list-item>
                  <text:p text:style-name="P59">Continuous</text:p>
                </text:list-item>
                <text:list-item>
                  <text:p text:style-name="P62">None?</text:p>
                </text:list-item>
              </text:list>
            </text:list-item>
            <text:list-item>
              <text:p text:style-name="P54"><text:soft-page-break/>formula <text:span text:style-name="T14">(for Computed Variables): formula used for calculations </text:span><text:span text:style-name="T15">or filters </text:span><text:span text:style-name="T14">(default: </text:span><text:span text:style-name="T2">""</text:span><text:span text:style-name="T14">)</text:span></text:p>
            </text:list-item>
            <text:list-item>
              <text:p text:style-name="P54">formulaMessage: <text:span text:style-name="T18">error message for misformed formulas </text:span><text:span text:style-name="T14">(default: </text:span><text:span text:style-name="T2">""</text:span><text:span text:style-name="T14">)</text:span></text:p>
            </text:list-item>
            <text:list-item>
              <text:p text:style-name="P55">parentId: ? <text:span text:style-name="T14">(default: 0)</text:span></text:p>
            </text:list-item>
            <text:list-item>
              <text:p text:style-name="P53">width: <text:span text:style-name="T2">column width in the jamovi data editor (default: 100)</text:span></text:p>
            </text:list-item>
            <text:list-item>
              <text:p text:style-name="P53">type: <text:span text:style-name="T2">data type (“integer” [4 byte], “number” [double, 8 byte])</text:span></text:p>
            </text:list-item>
            <text:list-item>
              <text:p text:style-name="P56">importName: <text:span text:style-name="T2">name of the column when it was originally imported </text:span><text:span text:style-name="T14">(default: same as “name”) </text:span><text:span text:style-name="T15">– </text:span><text:span text:style-name="T2">"" </text:span><text:span text:style-name="T15">if created new</text:span></text:p>
            </text:list-item>
            <text:list-item>
              <text:p text:style-name="P57">description: <text:span text:style-name="T2">variable description / label </text:span><text:span text:style-name="T17">(default: </text:span><text:span text:style-name="T2">""</text:span><text:span text:style-name="T17">)</text:span></text:p>
            </text:list-item>
            <text:list-item>
              <text:p text:style-name="P53">transform: <text:span text:style-name="T14">for transformed variables</text:span>?</text:p>
            </text:list-item>
            <text:list-item>
              <text:p text:style-name="P53">edits: <text:span text:style-name="T2">marks which rows in the table where edited </text:span><text:span text:style-name="T3">(can contain several ranges as those listed below)</text:span></text:p>
              <text:list>
                <text:list-item>
                  <text:p text:style-name="P64">start</text:p>
                </text:list-item>
                <text:list-item>
                  <text:p text:style-name="P64">end</text:p>
                </text:list-item>
              </text:list>
            </text:list-item>
            <text:list-item>
              <text:p text:style-name="P53">missingValues: ?</text:p>
            </text:list-item>
            <text:list-item>
              <text:p text:style-name="P55"><text:span text:style-name="T14">t</text:span><text:span text:style-name="T3">rimValues (only dataType “Text”): TRUE / FALSE (retain unused levels – trimValues: T doesn’t retain them)</text:span></text:p>
            </text:list-item>
            <text:list-item>
              <text:p text:style-name="P56"><text:span text:style-name="T15">filterNo (</text:span><text:span text:style-name="T3">only </text:span><text:span text:style-name="T15">column</text:span><text:span text:style-name="T3">Type “</text:span><text:span text:style-name="T15">Filter</text:span><text:span text:style-name="T3">”</text:span><text:span text:style-name="T15">): </text:span></text:p>
            </text:list-item>
            <text:list-item>
              <text:p text:style-name="P65">active (<text:span text:style-name="T3">only </text:span>column<text:span text:style-name="T3">Type “</text:span>Filter<text:span text:style-name="T3">”</text:span>): TRUE / FALSE (filter active)</text:p>
            </text:list-item>
          </text:list>
        </text:list-item>
        <text:list-item>
          <text:p text:style-name="P57"><text:span text:style-name="T3">t</text:span><text:span text:style-name="T1">ransforms: </text:span><text:span text:style-name="T17">contains </text:span><text:span text:style-name="T21">a </text:span><text:span text:style-name="T1">description for every </text:span><text:span text:style-name="T17">transformation rule</text:span><text:span text:style-name="T1"> </text:span><text:span text:style-name="T17">(those rules can be applied to several columns)</text:span></text:p>
          <text:list>
            <text:list-item>
              <text:p text:style-name="P52">name: <text:span text:style-name="T17">name of the transformation rule (e.g., </text:span>"Transform 1"<text:span text:style-name="T17">)</text:span></text:p>
            </text:list-item>
            <text:list-item>
              <text:p text:style-name="P52">id: ?</text:p>
            </text:list-item>
            <text:list-item>
              <text:p text:style-name="P52"><text:span text:style-name="T17">s</text:span>uffix: ? <text:span text:style-name="T17">(default: </text:span>""<text:span text:style-name="T17">)</text:span></text:p>
            </text:list-item>
            <text:list-item>
              <text:p text:style-name="P52">formula: <text:span text:style-name="T17">formula for the transformation (e.g., </text:span>"MATCH($source, 'VC', 'OJ')"<text:span text:style-name="T17">)</text:span></text:p>
            </text:list-item>
            <text:list-item>
              <text:p text:style-name="P52">formulaMessage: ?</text:p>
            </text:list-item>
            <text:list-item>
              <text:p text:style-name="P52"><text:span text:style-name="T17">m</text:span>easureType: <text:span text:style-name="T17">(default: None)</text:span></text:p>
              <text:list>
                <text:list-item>
                  <text:p text:style-name="P61">ID</text:p>
                </text:list-item>
                <text:list-item>
                  <text:p text:style-name="P61">Nominal</text:p>
                </text:list-item>
                <text:list-item>
                  <text:p text:style-name="P61">Ordinal</text:p>
                </text:list-item>
                <text:list-item>
                  <text:p text:style-name="P61">Continuous</text:p>
                </text:list-item>
                <text:list-item>
                  <text:p text:style-name="P63">None</text:p>
                </text:list-item>
              </text:list>
            </text:list-item>
            <text:list-item>
              <text:p text:style-name="P57">description: <text:span text:style-name="T2">variable description / label </text:span><text:span text:style-name="T17">(default: </text:span>""<text:span text:style-name="T17">)</text:span></text:p>
            </text:list-item>
          </text:list>
        </text:list-item>
      </text:list>
      <text:p text:style-name="P2"/>
      <text:p text:style-name="P14">xdata.json</text:p>
      <text:p text:style-name="P18">JSON-file that contains meta-data about the value labels (if such labels where defined)</text:p>
      <text:list xml:id="list4253593394" text:style-name="L4">
        <text:list-item>
          <text:p text:style-name="P26"><text:span text:style-name="T33">variable </text:span><text:span text:style-name="T3">name: </text:span><text:span text:style-name="T33">matches a column name in the data frame</text:span></text:p>
          <text:list>
            <text:list-item>
              <text:p text:style-name="P27">labels (value labels)</text:p>
            </text:list-item>
          </text:list>
        </text:list-item>
      </text:list>
      <text:p text:style-name="P3"/>
      <text:p text:style-name="P15">data.bin</text:p>
      <text:p text:style-name="P18">Binary file that contains the numeric data of the data set. </text:p>
      <text:p text:style-name="P18">For string data contained in string.bin, there is a place holder column defined that contains ...</text:p>
      <text:p text:style-name="P4"/>
      <text:p text:style-name="P15">string.bin</text:p>
      <text:p text:style-name="P18">Contains string data to be mapped onto the column defined as place holder in data.bin.</text:p>
      <text:p text:style-name="P4"/>
      <text:p text:style-name="P15">index.html</text:p>
      <text:p text:style-name="P18">HTML-file with the current state of the output, the file is, however, re-created (overwritten) each time an analysis is updated. That is, changing the index.html-file does not bear any consequences for the underlying analyses. One may, however, make changes to the comments which are kept.</text:p>
      <text:p text:style-name="P3"/>
      <text:p text:style-name="P11">[0-9][0-9] [ANALYSISNAME]</text:p>
      <text:p text:style-name="P8"><text:soft-page-break/>Each analysis has a separate folder. <text:span text:style-name="T34">The folder name begins with a </text:span><text:span text:style-name="T22">two-digit code </text:span><text:span text:style-name="T34">that is counted up in the order in which the analyses appear in the file followed by </text:span><text:span text:style-name="T22">[ANALYSISNAME] is the name of the analysis </text:span><text:span text:style-name="T34">(</text:span><text:span text:style-name="T22">in the </text:span><text:span text:style-name="T34">module</text:span><text:span text:style-name="T22"> </text:span><text:span text:style-name="T34">that created the analysis, in most cases the jmv-R-package </text:span><text:span text:style-name="T22">– </text:span><text:span text:style-name="T34">e.g., descriptives)</text:span><text:span text:style-name="T22">.</text:span></text:p>
      <text:p text:style-name="P7">Within that folder, there is one file (analysis) containing RProtoBuf-information about th<text:span text:style-name="T34">at </text:span>analysis and a resources-sub-directory, containing, e.g., <text:span text:style-name="T34">PNG-files with plots produced by the analysis.</text:span></text:p>
      <text:p text:style-name="P10">[0-9][0-9] [ANALYSISNAME]/analysis</text:p>
      <text:p text:style-name="P6"><text:span text:style-name="T34">T</text:span>he analysis-file is a binary file that contains the R<text:span text:style-name="T23">P</text:span>rotoBuf <text:span text:style-name="T23">that can be opened in R using the following syntax – replace </text:span><text:span text:style-name="T30">[FILENAME]</text:span><text:span text:style-name="T23"> with the path to your .omv-file and </text:span><text:span text:style-name="T30">[ANALYSIS]</text:span><text:span text:style-name="T23"> with the file that contains the respective analysis within the .omv-file (</text:span><text:span text:style-name="T30">"02 anova/analysis"</text:span><text:span text:style-name="T34">):</text:span></text:p>
      <text:p text:style-name="P22"/>
      <text:p text:style-name="P22"># <text:span text:style-name="T34">initializes the protobuffer </text:span><text:span text:style-name="T31">using </text:span><text:span text:style-name="T34">information </text:span><text:span text:style-name="T31">from </text:span><text:span text:style-name="T34">the jmvcore-R-package</text:span></text:p>
      <text:p text:style-name="P21">RProtoBuf::readProtoFiles(<text:span text:style-name="T25">system.file("jamovi.proto", package="jmvcore")</text:span>)</text:p>
      <text:p text:style-name="P23"># unzip the analysis file</text:p>
      <text:p text:style-name="P21">zip::unzip(<text:span text:style-name="T30">[FILENAME]</text:span>, files=<text:span text:style-name="T23">[ANALYSIS]</text:span>, junkpaths=TRUE)</text:p>
      <text:p text:style-name="P23"># <text:span text:style-name="T29">read </text:span>the infomration contained in analysis <text:span text:style-name="T29">into the proto-buffer</text:span></text:p>
      <text:p text:style-name="P21">analysisPB &lt;- RprotoBuf::read(jamovi.coms.AnalysisResponse, 'analysis')</text:p>
      <text:p text:style-name="P20"># access <text:span text:style-name="T29">a particular </text:span>field within the protobuffer</text:p>
      <text:p text:style-name="P20">analysisPB$name</text:p>
      <text:p text:style-name="P20"/>
      <text:p text:style-name="P9">The fields in the protobuffer are as follows <text:span text:style-name="T37">(have a look into the jamovi.proto-file [opens in a text editor] if you would like to know more)</text:span>:</text:p>
      <text:list xml:id="list754324180" text:style-name="L5">
        <text:list-item>
          <text:p text:style-name="P28">instanceId<text:tab/><text:span text:style-name="T38">string – </text:span>instance ID (e.g., d70a2417-4438-49f6-839e-7e54daa4458f)<text:line-break/><text:tab/><text:tab/><text:span text:style-name="T8">jamovi creates such an instance ID for each session, when using the cloud-<text:tab/><text:tab/><text:tab/>version, it can be seen, </text:span><text:span text:style-name="T9">otherwise it is internal</text:span></text:p>
        </text:list-item>
        <text:list-item>
          <text:p text:style-name="P28">analysisId<text:tab/><text:span text:style-name="T38">int32 – </text:span>continuous number (same as the folder where the analysis was stored)</text:p>
        </text:list-item>
        <text:list-item>
          <text:p text:style-name="P28">name<text:tab/><text:tab/><text:span text:style-name="T38">string – </text:span>name of the analysis (e.g., descriptives, anovaRM)</text:p>
        </text:list-item>
        <text:list-item>
          <text:p text:style-name="P28">ns<text:tab/><text:tab/><text:span text:style-name="T38">string – </text:span>name of the module / package <text:span text:style-name="T35">(namespace)</text:span></text:p>
        </text:list-item>
        <text:list-item>
          <text:p text:style-name="P29">options<text:tab/><text:tab/>list of <text:span text:style-name="T42">analysis</text:span> options with 3 fields:<text:line-break/><text:tab/><text:tab/><text:span text:style-name="T7">each entry in options matches one of the parameters of the respective function in <text:tab/><text:tab/>jmv - at the end there are three further display options (.ppi, theme, palette); <text:tab/><text:tab/><text:tab/></text:span><text:span text:style-name="T10">jmvcore contains a function </text:span><text:span text:style-name="T11">"</text:span><text:span text:style-name="T10">create</text:span><text:span text:style-name="T11">" to create such an option list from a list of <text:tab/><text:tab/><text:tab/>analysis options and several other parameters (the data set, etc.)</text:span></text:p>
          <text:list>
            <text:list-item>
              <text:p text:style-name="P29">hasNames<text:tab/>whether the entries of the list have names</text:p>
            </text:list-item>
            <text:list-item>
              <text:p text:style-name="P29">names<text:tab/><text:tab/>names of the option / <text:span text:style-name="T36">function parameter </text:span>(e.g., data, effectsize, etc.)</text:p>
            </text:list-item>
            <text:list-item>
              <text:p text:style-name="P29">options<text:tab/><text:tab/>list with sub-options</text:p>
              <text:list>
                <text:list-item>
                  <text:p text:style-name="P29"><text:span text:style-name="T35">i</text:span><text:tab/><text:tab/><text:span text:style-name="T38">int32 – </text:span>integer <text:span text:style-name="T38">option</text:span></text:p>
                </text:list-item>
                <text:list-item>
                  <text:p text:style-name="P29">d<text:tab/><text:tab/><text:span text:style-name="T38">double – </text:span>decimal <text:span text:style-name="T38">option</text:span></text:p>
                </text:list-item>
                <text:list-item>
                  <text:p text:style-name="P30">s<text:tab/><text:tab/><text:span text:style-name="T38">string – </text:span>string option</text:p>
                </text:list-item>
                <text:list-item>
                  <text:p text:style-name="P31">o<text:tab/><text:tab/><text:span text:style-name="T38">enum – </text:span>option as <text:span text:style-name="T37">other</text:span> (FALSE, TRUE, NONE)</text:p>
                </text:list-item>
                <text:list-item>
                  <text:p text:style-name="P29">c<text:tab/><text:tab/><text:span text:style-name="T42">container </text:span>for nested options <text:span text:style-name="T42">(inherits: </text:span></text:p>
                </text:list-item>
              </text:list>
            </text:list-item>
          </text:list>
        </text:list-item>
        <text:list-item>
          <text:p text:style-name="P29">results<text:tab/><text:tab/>list of analysis results / <text:span text:style-name="T39">response </text:span>with 15 fields:</text:p>
          <text:list>
            <text:list-item>
              <text:p text:style-name="P29">name<text:tab/><text:tab/><text:span text:style-name="T43">string – </text:span>name of the results output (e.g., )</text:p>
            </text:list-item>
            <text:list-item>
              <text:p text:style-name="P29">title<text:tab/><text:tab/><text:span text:style-name="T43">string – </text:span><text:span text:style-name="T35">TBA</text:span></text:p>
            </text:list-item>
            <text:list-item>
              <text:p text:style-name="P29">status<text:tab/><text:tab/><text:span text:style-name="T43">enum – same possible values as the status entry in the main protobuf: <text:tab/><text:tab/><text:tab/>ANALYSIS_NONE = 0; </text:span>ANALYSIS_INITED = 1; ANALYSIS_RUNNING <text:tab/><text:tab/>= 2; ANALYSIS_COMPLETE = 3; ANALYSIS_ERROR = 4; <text:tab/><text:tab/><text:tab/><text:tab/>ANALYSIS_RENDERING = 5</text:p>
            </text:list-item>
            <text:list-item>
              <text:p text:style-name="P32">error<text:tab/><text:tab/>error message<text:span text:style-name="T40"> - </text:span><text:span text:style-name="T43">same structure as the error entry in the main protobuf:</text:span></text:p>
              <text:list>
                <text:list-item>
                  <text:p text:style-name="P35">message<text:tab/>string</text:p>
                </text:list-item>
                <text:list-item>
                  <text:p text:style-name="P35">cause<text:tab/><text:tab/>string</text:p>
                </text:list-item>
              </text:list>
            </text:list-item>
            <text:list-item>
              <text:p text:style-name="P32">stale<text:tab/><text:tab/><text:span text:style-name="T43">boolean – </text:span><text:span text:style-name="T35">TBA</text:span></text:p>
            </text:list-item>
          </text:list>
          <text:p text:style-name="P46">only <text:span text:style-name="T52">one </text:span>of the following results elements can be contained here (but group can inherit and therefore be a container for several)</text:p>
          <text:list text:continue-numbering="true">
            <text:list-item>
              <text:p text:style-name="P32"><text:soft-page-break/>table<text:tab/><text:tab/><text:span text:style-name="T35">container for table</text:span></text:p>
              <text:list>
                <text:list-item>
                  <text:p text:style-name="P37">columns<text:tab/>(can be repeated):</text:p>
                  <text:list>
                    <text:list-item>
                      <text:p text:style-name="P37">name<text:tab/><text:tab/>string – name of the column</text:p>
                    </text:list-item>
                    <text:list-item>
                      <text:p text:style-name="P37">title<text:tab/><text:tab/>string – title to appear at the top of the column</text:p>
                    </text:list-item>
                    <text:list-item>
                      <text:p text:style-name="P66"><text:span text:style-name="T28">type<text:tab/><text:tab/>string – "</text:span>integer<text:span text:style-name="T48">"</text:span>, <text:span text:style-name="T48">"</text:span>number<text:span text:style-name="T48">"</text:span> or <text:span text:style-name="T48">"</text:span>text<text:span text:style-name="T48">"</text:span>; text is left aligned, numbers are <text:tab/><text:tab/>right aligned, integers are formatted to zero decimal places</text:p>
                    </text:list-item>
                    <text:list-item>
                      <text:p text:style-name="P66"><text:span text:style-name="T28">format<text:tab/><text:tab/>string – </text:span>a comma separated list of values, such as ‘zto’, ‘pvalue’</text:p>
                    </text:list-item>
                    <text:list-item>
                      <text:p text:style-name="P66"><text:span text:style-name="T28">superTitle<text:tab/>string – </text:span>title to appear above column titles</text:p>
                    </text:list-item>
                    <text:list-item>
                      <text:p text:style-name="P37">combineBelow boolean <text:s/>– if TRUE, when cells in the column are contiguous, and <text:tab/><text:tab/> <text:s/>contain the same value, the lower cells will be made blank</text:p>
                    </text:list-item>
                    <text:list-item>
                      <text:p text:style-name="P37">cells<text:tab/><text:tab/>(can be repeated):</text:p>
                      <text:list>
                        <text:list-item>
                          <text:p text:style-name="P39">i <text:tab/><text:tab/>int32</text:p>
                        </text:list-item>
                        <text:list-item>
                          <text:p text:style-name="P39">d<text:tab/><text:tab/>double</text:p>
                        </text:list-item>
                        <text:list-item>
                          <text:p text:style-name="P39">s<text:tab/><text:tab/>string</text:p>
                        </text:list-item>
                        <text:list-item>
                          <text:p text:style-name="P39">o<text:tab/><text:tab/>other – MISSING = 0; NOT_A_NUMBER = 1;</text:p>
                        </text:list-item>
                        <text:list-item>
                          <text:p text:style-name="P39">format<text:tab/><text:tab/>int32 – bit set: 1 = begin group; 2 = end group; 4 = negative (red <text:tab/><text:tab/><text:tab/>highlight)</text:p>
                        </text:list-item>
                        <text:list-item>
                          <text:p text:style-name="P39">footnotes<text:tab/>string (can be repeated)</text:p>
                        </text:list-item>
                        <text:list-item>
                          <text:p text:style-name="P39">symbols<text:tab/>string (can be repeated)</text:p>
                        </text:list-item>
                        <text:list-item>
                          <text:p text:style-name="P39">sortKey<text:tab/>int32</text:p>
                        </text:list-item>
                      </text:list>
                    </text:list-item>
                    <text:list-item>
                      <text:p text:style-name="P37">sortable<text:tab/>boolean – ?</text:p>
                    </text:list-item>
                    <text:list-item>
                      <text:p text:style-name="P37">hasSortKeys<text:tab/>boolean – ?</text:p>
                    </text:list-item>
                    <text:list-item>
                      <text:p text:style-name="P38">visible<text:tab/><text:tab/>enum (same as under <text:span text:style-name="T49">the upper levels of the analysis results: <text:tab/><text:tab/><text:tab/></text:span><text:span text:style-name="T35">DEFAULT_YES = 0; </text:span><text:span text:style-name="T34">DEFAULT_NO = 1; YES = 2; NO = 3</text:span><text:span text:style-name="T49">)</text:span></text:p>
                    </text:list-item>
                  </text:list>
                </text:list-item>
                <text:list-item>
                  <text:p text:style-name="P39">rowNames<text:tab/>string (can be repeated)</text:p>
                </text:list-item>
                <text:list-item>
                  <text:p text:style-name="P39">swapRowColumns boolean</text:p>
                </text:list-item>
                <text:list-item>
                  <text:p text:style-name="P39">notes<text:tab/><text:tab/>(can be repeated)</text:p>
                  <text:list>
                    <text:list-item>
                      <text:p text:style-name="P39">key<text:tab/><text:tab/>string – marker (e.g., a, b, *)</text:p>
                    </text:list-item>
                    <text:list-item>
                      <text:p text:style-name="P39">note<text:tab/><text:tab/>string – <text:span text:style-name="T50">actual note</text:span></text:p>
                    </text:list-item>
                    <text:list-item>
                      <text:p text:style-name="P39">init<text:tab/><text:tab/>boolean – ?</text:p>
                    </text:list-item>
                  </text:list>
                </text:list-item>
                <text:list-item>
                  <text:p text:style-name="P40">asText<text:tab/><text:tab/>string – ?</text:p>
                </text:list-item>
                <text:list-item>
                  <text:p text:style-name="P40">rowSelect<text:tab/>string – ?</text:p>
                </text:list-item>
                <text:list-item>
                  <text:p text:style-name="P40">rowSelected<text:tab/>int32 – ?</text:p>
                </text:list-item>
                <text:list-item>
                  <text:p text:style-name="P40">sortSelect<text:tab/>string – ?</text:p>
                </text:list-item>
                <text:list-item>
                  <text:p text:style-name="P40">sortSelected:</text:p>
                  <text:list>
                    <text:list-item>
                      <text:p text:style-name="P40">sortBy<text:tab/><text:tab/>string – ?</text:p>
                    </text:list-item>
                    <text:list-item>
                      <text:p text:style-name="P40">sortDesc<text:tab/>boolean – ?</text:p>
                    </text:list-item>
                  </text:list>
                </text:list-item>
              </text:list>
            </text:list-item>
            <text:list-item>
              <text:p text:style-name="P29">image<text:tab/><text:tab/><text:span text:style-name="T35">container for image</text:span></text:p>
              <text:list>
                <text:list-item>
                  <text:p text:style-name="P40">path<text:tab/><text:tab/>string – pointer to the file (resources/…png)</text:p>
                </text:list-item>
                <text:list-item>
                  <text:p text:style-name="P40">width<text:tab/><text:tab/>int32 – image width</text:p>
                </text:list-item>
                <text:list-item>
                  <text:p text:style-name="P40">height<text:tab/><text:tab/>int32 – image height</text:p>
                </text:list-item>
              </text:list>
            </text:list-item>
            <text:list-item>
              <text:p text:style-name="P29">group<text:tab/><text:tab/><text:span text:style-name="T35">container for </text:span><text:span text:style-name="T42">analysis </text:span><text:span text:style-name="T35">group</text:span></text:p>
              <text:list>
                <text:list-item>
                  <text:p text:style-name="P40">elements<text:tab/>can be repeated, <text:span text:style-name="T42">inherits: </text:span><text:span text:style-name="T13">R</text:span><text:span text:style-name="T12">esult</text:span><text:span text:style-name="T13">sElement (table, image, group, array, <text:tab/><text:tab/><text:tab/>preformatted, syntax, html )</text:span></text:p>
                </text:list-item>
              </text:list>
            </text:list-item>
            <text:list-item>
              <text:p text:style-name="P29">array<text:tab/><text:tab/><text:span text:style-name="T43">container for array</text:span></text:p>
              <text:list>
                <text:list-item>
                  <text:p text:style-name="P41">elements<text:tab/>can be repeated, <text:span text:style-name="T42">inherits: </text:span><text:span text:style-name="T13">R</text:span><text:span text:style-name="T12">esult</text:span><text:span text:style-name="T13">sElement (table, image, group, array, <text:tab/><text:tab/><text:tab/>preformatted, syntax, html )</text:span></text:p>
                </text:list-item>
                <text:list-item>
                  <text:p text:style-name="P40"><text:span text:style-name="T42">l</text:span>ayout<text:tab/><text:tab/></text:p>
                </text:list-item>
              </text:list>
            </text:list-item>
            <text:list-item>
              <text:p text:style-name="P29">preformatted<text:tab/><text:span text:style-name="T43">string – </text:span><text:span text:style-name="T35">preformatted text output</text:span></text:p>
            </text:list-item>
            <text:list-item>
              <text:p text:style-name="P29">syntax<text:tab/><text:tab/><text:span text:style-name="T43">string – syntax</text:span></text:p>
            </text:list-item>
            <text:list-item>
              <text:p text:style-name="P29">html<text:tab/><text:tab/><text:span text:style-name="T43">container for HTML results</text:span></text:p>
              <text:list>
                <text:list-item>
                  <text:p text:style-name="P42">content<text:tab/><text:tab/><text:span text:style-name="T44">string – HTML content</text:span></text:p>
                </text:list-item>
                <text:list-item>
                  <text:p text:style-name="P42"><text:soft-page-break/>scripts <text:tab/><text:tab/>string <text:span text:style-name="T44">(can be </text:span>repeated <text:span text:style-name="T44">for several bits / pieces of JS code)</text:span></text:p>
                </text:list-item>
                <text:list-item>
                  <text:p text:style-name="P68">stylesheets<text:tab/>string <text:span text:style-name="T44">(can be </text:span>repeated <text:span text:style-name="T44">for several stylesheets / CSS)</text:span></text:p>
                </text:list-item>
              </text:list>
            </text:list-item>
            <text:list-item>
              <text:p text:style-name="P29">state<text:tab/><text:tab/><text:span text:style-name="T35">TBA</text:span></text:p>
            </text:list-item>
            <text:list-item>
              <text:p text:style-name="P31">visible<text:tab/><text:tab/><text:span text:style-name="T35">visible (DEFAULT_YES = 0; </text:span>DEFAULT_NO = 1; YES = 2; NO = 3<text:span text:style-name="T35">; some <text:tab/><text:tab/>elements just store data)</text:span></text:p>
            </text:list-item>
            <text:list-item>
              <text:p text:style-name="P29">refs <text:s text:c="8"/><text:tab/>reference(s) for that particular output; <text:span text:style-name="T35">matches TBA</text:span></text:p>
            </text:list-item>
          </text:list>
        </text:list-item>
        <text:list-item>
          <text:p text:style-name="P29">status<text:tab/><text:tab/>integer: ANALYSIS_NONE = 0; ANALYSIS_INITED = 1; <text:tab/><text:tab/><text:tab/><text:tab/><text:tab/><text:span text:style-name="T37">A</text:span>NALYSIS_RUNNING = 2; ANALYSIS_COMPLETE = 3; <text:tab/><text:tab/><text:tab/><text:tab/><text:tab/>ANALYSIS_ERROR = 4; ANALYSIS_RENDERING = 5</text:p>
        </text:list-item>
        <text:list-item>
          <text:p text:style-name="P28">error<text:tab/><text:tab/>error message</text:p>
          <text:list>
            <text:list-item>
              <text:p text:style-name="P36">message<text:tab/>string</text:p>
            </text:list-item>
            <text:list-item>
              <text:p text:style-name="P36">cause<text:tab/><text:tab/>string</text:p>
            </text:list-item>
          </text:list>
        </text:list-item>
        <text:list-item>
          <text:p text:style-name="P28">incAsText<text:tab/>boolean (TRUE)</text:p>
        </text:list-item>
        <text:list-item>
          <text:p text:style-name="P28">revision<text:tab/>int<text:span text:style-name="T38">32</text:span> (8, 17)</text:p>
        </text:list-item>
        <text:list-item>
          <text:p text:style-name="P28">restartEngines<text:tab/>boolean (FALSE)</text:p>
        </text:list-item>
        <text:list-item>
          <text:p text:style-name="P28">stacktrace<text:tab/><text:span text:style-name="T38">string - </text:span>likely in connection with an error</text:p>
        </text:list-item>
        <text:list-item>
          <text:p text:style-name="P28">version<text:tab/><text:tab/><text:span text:style-name="T38">u</text:span>int<text:span text:style-name="T38">32</text:span> (16777216)</text:p>
        </text:list-item>
        <text:list-item>
          <text:p text:style-name="P28">index<text:tab/><text:tab/>int<text:span text:style-name="T38">32</text:span> (0)</text:p>
        </text:list-item>
        <text:list-item>
          <text:p text:style-name="P33">references<text:tab/>list of references with 8 fields <text:span text:style-name="T39">(can be repeated)</text:span>:</text:p>
          <text:list>
            <text:list-item>
              <text:p text:style-name="P33">name <text:s text:c="8"/><text:tab/><text:span text:style-name="T41">string – </text:span>internal code, like BibTex-ref (e.g., the R-package - afex, emmeans)</text:p>
            </text:list-item>
            <text:list-item>
              <text:p text:style-name="P33">type<text:tab/><text:tab/><text:span text:style-name="T41">string – </text:span>publication type (e.g., software, article, etc.)</text:p>
            </text:list-item>
            <text:list-item>
              <text:p text:style-name="P33">authors<text:tab/><text:tab/>list <text:span text:style-name="T41">– </text:span>entry "complete" <text:span text:style-name="T41">(string) </text:span>contains the whole list of authors</text:p>
            </text:list-item>
            <text:list-item>
              <text:p text:style-name="P33">year<text:tab/><text:tab/><text:span text:style-name="T41">uint32 – </text:span>year</text:p>
            </text:list-item>
            <text:list-item>
              <text:p text:style-name="P33">title<text:tab/><text:tab/><text:span text:style-name="T41">string – </text:span>publication title</text:p>
            </text:list-item>
            <text:list-item>
              <text:p text:style-name="P34">publisher<text:tab/><text:span text:style-name="T41">string – </text:span>publisher (or CRAN for R-packages)</text:p>
            </text:list-item>
            <text:list-item>
              <text:p text:style-name="P34">url<text:tab/><text:tab/><text:span text:style-name="T41">string – </text:span>URL of the publication</text:p>
            </text:list-item>
            <text:list-item>
              <text:p text:style-name="P34">volume<text:tab/><text:span text:style-name="T41">string – </text:span>volume (for articles)</text:p>
            </text:list-item>
            <text:list-item>
              <text:p text:style-name="P34">issue<text:tab/><text:tab/><text:span text:style-name="T41">string – </text:span>issue (for articles)</text:p>
            </text:list-item>
            <text:list-item>
              <text:p text:style-name="P34">pages<text:tab/><text:tab/><text:span text:style-name="T41">string – </text:span>page numbers (for articles)</text:p>
            </text:list-item>
            <text:list-item>
              <text:p text:style-name="P34">year2<text:tab/><text:tab/><text:span text:style-name="T41">string – </text:span>year (as string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" svg:font-family="Times" style:font-family-generic="roman"/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Noto Sans CJK JP Regular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" style:font-family-generic="roman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JP" style:font-family-asian="'Noto Serif CJK JP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Jentschke</meta:initial-creator>
    <meta:creation-date>2020-07-01T09:53:25.141721854</meta:creation-date>
    <dc:date>2021-07-12T16:06:56.975447571</dc:date>
    <meta:editing-duration>P4DT5H48M53S</meta:editing-duration>
    <meta:editing-cycles>18</meta:editing-cycles>
    <meta:generator>LibreOffice/7.1.4.2$Linux_X86_64 LibreOffice_project/10$Build-2</meta:generator>
    <meta:document-statistic meta:table-count="0" meta:image-count="0" meta:object-count="0" meta:page-count="5" meta:paragraph-count="193" meta:word-count="1669" meta:character-count="10237" meta:non-whitespace-character-count="8731"/>
  </office:meta>
</office:document-meta>
</file>